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Scanner;</text:p>
      <text:p text:style-name="Standard">class Node{</text:p>
      <text:p text:style-name="Standard"><text:s text:c="4"/>int data;</text:p>
      <text:p text:style-name="Standard"><text:s text:c="4"/>Node prev;</text:p>
      <text:p text:style-name="Standard"><text:s text:c="4"/>Node next;</text:p>
      <text:p text:style-name="Standard"><text:s text:c="4"/>Node(int data){</text:p>
      <text:p text:style-name="Standard"><text:s text:c="8"/>this.data = data;</text:p>
      <text:p text:style-name="Standard"><text:s text:c="4"/>}</text:p>
      <text:p text:style-name="Standard">}</text:p>
      <text:p text:style-name="Standard"/>
      <text:p text:style-name="Standard">public class DoublyLinkedList {</text:p>
      <text:p text:style-name="Standard"><text:s text:c="3"/>public Node head;</text:p>
      <text:p text:style-name="Standard"><text:s text:c="3"/>public Node tail;</text:p>
      <text:p text:style-name="Standard"/>
      <text:p text:style-name="Standard"><text:s text:c="3"/>public <text:s/>void addNode(int data) {</text:p>
      <text:p text:style-name="Standard"><text:s text:c="7"/>Node newNode = new Node(data);</text:p>
      <text:p text:style-name="Standard"><text:s text:c="3"/>if(head == null){</text:p>
      <text:p text:style-name="Standard"><text:s text:c="7"/>head = newNode;</text:p>
      <text:p text:style-name="Standard"><text:s text:c="7"/></text:p>
      <text:p text:style-name="Standard"/>
      <text:p text:style-name="Standard"><text:s text:c="3"/>}</text:p>
      <text:p text:style-name="Standard"><text:s text:c="3"/>else{</text:p>
      <text:p text:style-name="Standard"><text:s text:c="7"/>tail.next = newNode;</text:p>
      <text:p text:style-name="Standard"><text:s text:c="7"/>newNode .prev = tail;</text:p>
      <text:p text:style-name="Standard"><text:s text:c="6"/></text:p>
      <text:p text:style-name="Standard"><text:s text:c="7"/></text:p>
      <text:p text:style-name="Standard"><text:s text:c="3"/>}</text:p>
      <text:p text:style-name="Standard"><text:s text:c="3"/>tail = newNode;</text:p>
      <text:p text:style-name="Standard"><text:s text:c="3"/></text:p>
      <text:p text:style-name="Standard"><text:s text:c="3"/>}</text:p>
      <text:p text:style-name="Standard"><text:s text:c="3"/>public void display(){</text:p>
      <text:p text:style-name="Standard"><text:s text:c="7"/>if(head == null){</text:p>
      <text:p text:style-name="Standard"><text:s text:c="11"/>System.out.println("empty");</text:p>
      <text:p text:style-name="Standard"><text:s text:c="11"/>return;</text:p>
      <text:p text:style-name="Standard"><text:s text:c="7"/>}</text:p>
      <text:p text:style-name="Standard"><text:s text:c="7"/>Node temp = head;</text:p>
      <text:p text:style-name="Standard"><text:s text:c="7"/>while(temp!=null){</text:p>
      <text:p text:style-name="Standard"><text:s text:c="11"/>System.out.println(temp.data);</text:p>
      <text:p text:style-name="Standard"><text:s text:c="11"/>temp = temp.next;</text:p>
      <text:p text:style-name="Standard"><text:s text:c="7"/>}</text:p>
      <text:p text:style-name="Standard"/>
      <text:p text:style-name="Standard"><text:s text:c="3"/>}</text:p>
      <text:p text:style-name="Standard"/>
      <text:p text:style-name="Standard"><text:s text:c="3"/></text:p>
      <text:p text:style-name="Standard"><text:s text:c="3"/>public void delete(int data){</text:p>
      <text:p text:style-name="Standard"><text:s text:c="7"/>Node temp = head;</text:p>
      <text:p text:style-name="Standard"><text:s text:c="7"/>if(head.data == data){</text:p>
      <text:p text:style-name="Standard"><text:s text:c="11"/>head = temp.next;</text:p>
      <text:p text:style-name="Standard"><text:s text:c="11"/>head.prev = null;</text:p>
      <text:p text:style-name="Standard"><text:s text:c="11"/>return;</text:p>
      <text:p text:style-name="Standard"><text:s text:c="7"/>}</text:p>
      <text:p text:style-name="Standard"><text:s text:c="7"/>while(temp!=null){</text:p>
      <text:p text:style-name="Standard"><text:soft-page-break/></text:p>
      <text:p text:style-name="Standard"><text:s text:c="9"/>if(temp.data == data){</text:p>
      <text:p text:style-name="Standard"><text:s text:c="13"/>temp.prev.next = temp.next;</text:p>
      <text:p text:style-name="Standard"><text:s text:c="13"/>temp.next.prev = temp.prev;</text:p>
      <text:p text:style-name="Standard"><text:s text:c="13"/>if(temp == tail){</text:p>
      <text:p text:style-name="Standard"><text:s text:c="17"/>tail = temp.prev;</text:p>
      <text:p text:style-name="Standard"><text:s text:c="17"/>tail.next = null;</text:p>
      <text:p text:style-name="Standard"><text:s text:c="13"/>}</text:p>
      <text:p text:style-name="Standard"><text:s text:c="13"/>return;</text:p>
      <text:p text:style-name="Standard"><text:s text:c="9"/>}</text:p>
      <text:p text:style-name="Standard"><text:s text:c="9"/>temp = temp.next;</text:p>
      <text:p text:style-name="Standard"/>
      <text:p text:style-name="Standard"><text:s text:c="7"/>}</text:p>
      <text:p text:style-name="Standard"><text:s text:c="3"/>}</text:p>
      <text:p text:style-name="Standard"><text:s text:c="3"/>public void insert(int searchData, int data){</text:p>
      <text:p text:style-name="Standard"><text:s text:c="7"/>Node newNode = new Node(data);</text:p>
      <text:p text:style-name="Standard"><text:s text:c="7"/>Node temp = head;</text:p>
      <text:p text:style-name="Standard"><text:s text:c="7"/>if(head.data == searchData){</text:p>
      <text:p text:style-name="Standard"><text:s text:c="11"/>newNode.next = head;</text:p>
      <text:p text:style-name="Standard"><text:s text:c="11"/>head.prev = newNode;</text:p>
      <text:p text:style-name="Standard"><text:s text:c="11"/>head = newNode;</text:p>
      <text:p text:style-name="Standard"><text:s text:c="11"/>return;</text:p>
      <text:p text:style-name="Standard"><text:s text:c="11"/></text:p>
      <text:p text:style-name="Standard"><text:s text:c="7"/>}</text:p>
      <text:p text:style-name="Standard"><text:s text:c="7"/>while(temp!=null){</text:p>
      <text:p text:style-name="Standard"><text:s text:c="11"/>if(searchData == temp.data){</text:p>
      <text:p text:style-name="Standard"><text:s text:c="15"/>newNode.next = temp;</text:p>
      <text:p text:style-name="Standard"><text:s text:c="15"/>temp.prev.next = newNode;</text:p>
      <text:p text:style-name="Standard"><text:s text:c="15"/>temp.prev = newNode;</text:p>
      <text:p text:style-name="Standard"><text:s text:c="15"/>return;</text:p>
      <text:p text:style-name="Standard"/>
      <text:p text:style-name="Standard"><text:s text:c="11"/>}</text:p>
      <text:p text:style-name="Standard"><text:s text:c="11"/>temp = temp.next;</text:p>
      <text:p text:style-name="Standard"><text:s text:c="7"/>}</text:p>
      <text:p text:style-name="Standard"><text:s text:c="3"/>}</text:p>
      <text:p text:style-name="Standard"><text:s text:c="3"/>public void removeDuplicate(){</text:p>
      <text:p text:style-name="Standard"><text:s text:c="7"/>Node i = head;</text:p>
      <text:p text:style-name="Standard"><text:s text:c="6"/></text:p>
      <text:p text:style-name="Standard"><text:s text:c="7"/>while(i!=null){</text:p>
      <text:p text:style-name="Standard"><text:s text:c="8"/>Node j = i.next;</text:p>
      <text:p text:style-name="Standard"><text:s text:c="11"/>while(j!=null){</text:p>
      <text:p text:style-name="Standard"><text:s text:c="15"/>if(i.data == j.data){</text:p>
      <text:p text:style-name="Standard"><text:s text:c="19"/>if(j==tail){</text:p>
      <text:p text:style-name="Standard"><text:s text:c="23"/>tail.prev.next = null;</text:p>
      <text:p text:style-name="Standard"><text:s text:c="23"/>tail = tail.prev;</text:p>
      <text:p text:style-name="Standard"><text:s text:c="23"/>break;</text:p>
      <text:p text:style-name="Standard"><text:s text:c="19"/>}</text:p>
      <text:p text:style-name="Standard"><text:s text:c="16"/>j.prev.next = j.next;</text:p>
      <text:p text:style-name="Standard"><text:s text:c="16"/>j.next.prev = j.prev;</text:p>
      <text:p text:style-name="Standard"/>
      <text:p text:style-name="Standard"><text:s text:c="15"/>}</text:p>
      <text:p text:style-name="Standard"><text:s text:c="15"/>j = j.next;</text:p>
      <text:p text:style-name="Standard"><text:soft-page-break/><text:s text:c="11"/>}</text:p>
      <text:p text:style-name="Standard"><text:s text:c="11"/>i = i.next;</text:p>
      <text:p text:style-name="Standard"/>
      <text:p text:style-name="Standard"/>
      <text:p text:style-name="Standard"><text:s text:c="7"/>}</text:p>
      <text:p text:style-name="Standard"><text:s text:c="3"/>}</text:p>
      <text:p text:style-name="Standard"><text:s text:c="3"/>public static void main(String[] args) {</text:p>
      <text:p text:style-name="Standard"><text:s text:c="7"/>DoublyLinkedList obj = new DoublyLinkedList();</text:p>
      <text:p text:style-name="Standard"><text:s text:c="6"/>Scanner sc=new Scanner(System.in);</text:p>
      <text:p text:style-name="Standard"><text:s text:c="6"/>int y;</text:p>
      <text:p text:style-name="Standard"><text:s text:c="6"/>do</text:p>
      <text:p text:style-name="Standard"><text:s text:c="6"/>{</text:p>
      <text:p text:style-name="Standard"><text:s text:c="6"/>System.out.println("enter 1.addnode 2.delete 3.insert 4.display 5.remove duplicate");</text:p>
      <text:p text:style-name="Standard"><text:s text:c="6"/>int n=sc.nextInt();</text:p>
      <text:p text:style-name="Standard"><text:s text:c="6"/>switch(n)</text:p>
      <text:p text:style-name="Standard"><text:s text:c="6"/>{</text:p>
      <text:p text:style-name="Standard"><text:s text:c="6"/>case 1:System.out.println("enter the data");</text:p>
      <text:p text:style-name="Standard"><text:s text:c="13"/>int c=sc.nextInt();</text:p>
      <text:p text:style-name="Standard"><text:s text:c="13"/>obj.addNode(c);</text:p>
      <text:p text:style-name="Standard"><text:s text:c="13"/>break;</text:p>
      <text:p text:style-name="Standard"><text:s text:c="6"/>case 2:System.out.println("enter the data to be deleted");</text:p>
      <text:p text:style-name="Standard"><text:s text:c="13"/>int j=sc.nextInt();</text:p>
      <text:p text:style-name="Standard"><text:s text:c="13"/>obj.delete(j);</text:p>
      <text:p text:style-name="Standard"><text:s text:c="13"/>break;</text:p>
      <text:p text:style-name="Standard"><text:s text:c="6"/>case 3:System.out.println("enter the search data and data ");</text:p>
      <text:p text:style-name="Standard"><text:s text:c="13"/>int i=sc.nextInt();</text:p>
      <text:p text:style-name="Standard"><text:s text:c="13"/>int k=sc.nextInt();</text:p>
      <text:p text:style-name="Standard"><text:s text:c="13"/>obj.insert(i,k);</text:p>
      <text:p text:style-name="Standard"><text:s text:c="13"/>break;</text:p>
      <text:p text:style-name="Standard"><text:s text:c="6"/>case 4:obj.display();</text:p>
      <text:p text:style-name="Standard"><text:s text:c="13"/>break;</text:p>
      <text:p text:style-name="Standard"><text:s text:c="6"/>case 5:obj.removeDuplicate();</text:p>
      <text:p text:style-name="Standard"><text:s text:c="13"/>break;</text:p>
      <text:p text:style-name="Standard"><text:s text:c="6"/>default:System.out.println("invalid entry");</text:p>
      <text:p text:style-name="Standard"><text:s text:c="13"/>break;</text:p>
      <text:p text:style-name="Standard"><text:s text:c="6"/>}</text:p>
      <text:p text:style-name="Standard"><text:s text:c="6"/>System.out.println("enter 1 to continue");</text:p>
      <text:p text:style-name="Standard"><text:s text:c="6"/>y=sc.nextInt();</text:p>
      <text:p text:style-name="Standard"><text:s text:c="6"/>}while(y==1);</text:p>
      <text:p text:style-name="Standard"><text:s text:c="3"/>}</text:p>
      <text:p text:style-name="Standard"/>
      <text:p text:style-name="Standard">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01:17:36.009105783</meta:creation-date>
    <dc:date>2022-05-16T01:18:06.342280054</dc:date>
    <meta:editing-duration>PT31S</meta:editing-duration>
    <meta:editing-cycles>1</meta:editing-cycles>
    <meta:document-statistic meta:table-count="0" meta:image-count="0" meta:object-count="0" meta:page-count="3" meta:paragraph-count="134" meta:word-count="292" meta:character-count="3193" meta:non-whitespace-character-count="1884"/>
    <meta:generator>LibreOffice/6.4.7.2$Linux_X86_64 LibreOffice_project/40$Build-2</meta:generator>
  </office:meta>
</office:document-meta>
</file>